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-1.265cm" fo:margin-right="-0.912cm" fo:text-indent="0cm" style:auto-text-indent="false"/>
    </style:style>
    <style:style style:name="P2" style:family="paragraph" style:parent-style-name="Standard">
      <style:paragraph-properties fo:margin-left="-1.265cm" fo:margin-right="-0.912cm" fo:text-indent="0cm" style:auto-text-indent="false"/>
    </style:style>
    <style:style style:name="P3" style:family="paragraph" style:parent-style-name="Standard" style:master-page-name="">
      <style:paragraph-properties fo:margin-left="-1.265cm" fo:margin-right="-0.912cm" fo:text-align="center" style:justify-single-word="false" fo:text-indent="0cm" style:auto-text-indent="false"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EN_DIR</text:p>
      <text:p text:style-name="P1">library ieee;</text:p>
      <text:p text:style-name="P1">use ieee.std_logic_1164.all;</text:p>
      <text:p text:style-name="P1">use ieee.numeric_std.all;</text:p>
      <text:p text:style-name="P1"/>
      <text:p text:style-name="P1">entity gen_dir is</text:p>
      <text:p text:style-name="P1"><text:s text:c="2"/>port (</text:p>
      <text:p text:style-name="P1"><text:s text:c="4"/>CLK <text:s text:c="5"/>: in <text:s/>std_logic;</text:p>
      <text:p text:style-name="P1"><text:s text:c="4"/>RST <text:s text:c="5"/>: in <text:s/>std_logic;</text:p>
      <text:p text:style-name="P1"><text:s text:c="4"/>DIR <text:s text:c="5"/>: in <text:s/>std_logic_vector (7 downto 0);</text:p>
      <text:p text:style-name="P1"><text:s text:c="4"/>DIR_VLD <text:s/>: in <text:s/>std_logic;</text:p>
      <text:p text:style-name="P1"><text:s text:c="4"/>DATO <text:s text:c="4"/>: in <text:s/>std_logic_vector (7 downto 0);</text:p>
      <text:p text:style-name="P1"><text:s text:c="4"/>DATO_VLD : in <text:s/>std_logic;</text:p>
      <text:p text:style-name="P1"><text:s text:c="4"/>ADDR_OUT : out std_logic_vector(7 downto 0);</text:p>
      <text:p text:style-name="P1"><text:s text:c="4"/>DATO_OK <text:s/>: out std_logic);</text:p>
      <text:p text:style-name="P1">end gen_dir;</text:p>
      <text:p text:style-name="P1"/>
      <text:p text:style-name="P1">architecture rtl of gen_dir is</text:p>
      <text:p text:style-name="P1"><text:s text:c="2"/>constant dir_frec <text:s text:c="7"/>: std_logic_vector(7 downto 0) := x"F0";</text:p>
      <text:p text:style-name="P1"><text:s text:c="2"/>signal Valor_frec <text:s text:c="7"/>: std_logic_vector(7 downto 0);</text:p>
      <text:p text:style-name="P1"><text:s text:c="2"/>signal Entrada_BD <text:s text:c="7"/>: std_logic_vector(15 downto 0);</text:p>
      <text:p text:style-name="P1"><text:s text:c="2"/>signal Salida_BD <text:s text:c="8"/>: std_logic_vector(15 downto 0);</text:p>
      <text:p text:style-name="P1"><text:s text:c="2"/>signal Salida_BD_ANT <text:s text:c="4"/>: std_logic_vector(15 downto 0);</text:p>
      <text:p text:style-name="P1"><text:s text:c="2"/>signal CEBD <text:s text:c="13"/>: std_logic;</text:p>
      <text:p text:style-name="P1"><text:s text:c="2"/>signal DIRAUX <text:s text:c="11"/>: std_logic_vector (7 downto 0);</text:p>
      <text:p text:style-name="P1"><text:s text:c="2"/>signal cnt <text:s text:c="14"/>: unsigned (6 downto 0);</text:p>
      <text:p text:style-name="P1"><text:s text:c="2"/>type MEF is (REP, ESP, DAOK);</text:p>
      <text:p text:style-name="P1"><text:s text:c="2"/>signal std_act, prox_std : MEF;</text:p>
      <text:p text:style-name="P1"><text:s text:c="2"/></text:p>
      <text:p text:style-name="P1">begin</text:p>
      <text:p text:style-name="P1"/>
      <text:p text:style-name="P1"><text:s text:c="2"/>process (CLK, RST, DIR_VLD) is</text:p>
      <text:p text:style-name="P1"><text:s text:c="2"/>begin <text:s/>-- process</text:p>
      <text:p text:style-name="P1"><text:s text:c="4"/>if RST = '1' then</text:p>
      <text:p text:style-name="P1"><text:s text:c="6"/>DIRAUX &lt;= (others =&gt; '0');</text:p>
      <text:p text:style-name="P1"><text:s text:c="4"/>elsif CLK'event and CLK = '1'then</text:p>
      <text:p text:style-name="P1"><text:s text:c="6"/>if DIR_VLD = '1' then</text:p>
      <text:p text:style-name="P1"><text:s text:c="8"/>DIRAUX &lt;= DIR;</text:p>
      <text:p text:style-name="P1"><text:s text:c="6"/>end if;</text:p>
      <text:p text:style-name="P1"><text:s text:c="4"/>end if;</text:p>
      <text:p text:style-name="P1"><text:s text:c="2"/>end process;</text:p>
      <text:p text:style-name="P1"/>
      <text:p text:style-name="P1"><text:s text:c="2"/>process (CLK, RST) is</text:p>
      <text:p text:style-name="P1"><text:s text:c="2"/>begin <text:s/>-- process</text:p>
      <text:p text:style-name="P1"><text:s text:c="4"/>if RST = '1' then <text:s text:c="17"/></text:p>
      <text:p text:style-name="P1"><text:s text:c="6"/>Valor_frec &lt;= (others =&gt; '0');</text:p>
      <text:p text:style-name="P1"><text:s text:c="4"/>elsif CLK'event and CLK = '1' then </text:p>
      <text:p text:style-name="P1"><text:s text:c="6"/>if DIRAUX = dir_frec then</text:p>
      <text:p text:style-name="P1"><text:s text:c="8"/>Valor_frec &lt;= DATO;</text:p>
      <text:p text:style-name="P1"><text:s text:c="6"/>end if;</text:p>
      <text:p text:style-name="P1"><text:s text:c="4"/>end if;</text:p>
      <text:p text:style-name="P1"><text:s text:c="2"/>end process;</text:p>
      <text:p text:style-name="P1"><text:soft-page-break/></text:p>
      <text:p text:style-name="P1"/>
      <text:p text:style-name="P1"><text:s text:c="2"/>Entrada_BD &lt;= std_logic_vector(unsigned(Valor_frec)+unsigned(Salida_BD));</text:p>
      <text:p text:style-name="P1"><text:s/></text:p>
      <text:p text:style-name="P1"><text:s text:c="2"/>process (CLK, RST) is</text:p>
      <text:p text:style-name="P1"><text:s text:c="2"/>begin <text:s/>-- process</text:p>
      <text:p text:style-name="P1"><text:s text:c="4"/>if RST = '1' then <text:s text:c="17"/></text:p>
      <text:p text:style-name="P1"><text:s text:c="6"/>Salida_BD &lt;= (others =&gt; '0');</text:p>
      <text:p text:style-name="P1"><text:s text:c="4"/>elsif CLK'event and CLK = '1' then <text:s/></text:p>
      <text:p text:style-name="P1"><text:s text:c="6"/>if CEBD = '1' then</text:p>
      <text:p text:style-name="P1"><text:s text:c="8"/>Salida_BD &lt;= Entrada_BD;</text:p>
      <text:p text:style-name="P1"><text:s text:c="6"/>end if;</text:p>
      <text:p text:style-name="P1"><text:s text:c="4"/>end if;</text:p>
      <text:p text:style-name="P1"><text:s text:c="2"/>end process;</text:p>
      <text:p text:style-name="P1"/>
      <text:p text:style-name="P1"><text:s text:c="2"/>ADDR_OUT &lt;= Salida_BD(15 downto 8); <text:s text:c="2"/></text:p>
      <text:p text:style-name="P1"/>
      <text:p text:style-name="P1"><text:s text:c="2"/>process (CLK, RST, DATO_VLD, DIR) is</text:p>
      <text:p text:style-name="P1"><text:s text:c="2"/>begin <text:s/>-- process</text:p>
      <text:p text:style-name="P1"><text:s text:c="4"/>if RST = '1' then <text:s text:c="18"/></text:p>
      <text:p text:style-name="P1"><text:s text:c="6"/>cnt &lt;= (others =&gt; '0');</text:p>
      <text:p text:style-name="P1"><text:s text:c="4"/>elsif DATO_VLD = '1' or DIR/=dir_frec then</text:p>
      <text:p text:style-name="P1"><text:s text:c="6"/>cnt &lt;= (others =&gt; '0');</text:p>
      <text:p text:style-name="P1"><text:s text:c="4"/>elsif CLK'event and CLK = '1' then <text:s/></text:p>
      <text:p text:style-name="P1"><text:s text:c="6"/>if cnt = 68 then</text:p>
      <text:p text:style-name="P1"><text:s text:c="8"/>cnt &lt;= (others =&gt; '0');</text:p>
      <text:p text:style-name="P1"><text:s text:c="6"/>else</text:p>
      <text:p text:style-name="P1"><text:s text:c="8"/>cnt &lt;= cnt+1;</text:p>
      <text:p text:style-name="P1"><text:s text:c="6"/>end if;</text:p>
      <text:p text:style-name="P1"><text:s text:c="4"/>end if;</text:p>
      <text:p text:style-name="P1"><text:s text:c="2"/>end process;</text:p>
      <text:p text:style-name="P1"/>
      <text:p text:style-name="P1"><text:s text:c="2"/>CEBD &lt;= '1' when cnt = 68 else '0';</text:p>
      <text:p text:style-name="P1"/>
      <text:p text:style-name="P1"><text:s text:c="2"/>--Parte 1 MEF</text:p>
      <text:p text:style-name="P1"><text:s text:c="2"/>process (std_act, Salida_BD_ANT, Salida_BD,CEBD) is</text:p>
      <text:p text:style-name="P1"><text:s text:c="2"/>begin <text:s/>-- process</text:p>
      <text:p text:style-name="P1"><text:s text:c="4"/>case std_act is</text:p>
      <text:p text:style-name="P1"><text:s text:c="6"/>when REP =&gt;</text:p>
      <text:p text:style-name="P1"><text:s text:c="7"/><text:span text:style-name="T1"><text:s/>if (Salida_BD(15 downto 8) /= Salida_BD_ANT(15 downto 8)) or (Salida_BD_ANT=x"0000" and CEBD = '1') then</text:span><text:tab/></text:p>
      <text:p text:style-name="P1"><text:s text:c="10"/>prox_std &lt;= ESP;</text:p>
      <text:p text:style-name="P1"><text:s text:c="8"/>else</text:p>
      <text:p text:style-name="P1"><text:s text:c="10"/>prox_std &lt;= REP;</text:p>
      <text:p text:style-name="P1"><text:s text:c="8"/>end if;</text:p>
      <text:p text:style-name="P1"><text:s text:c="6"/>when ESP <text:s/>=&gt; prox_std &lt;= DAOK;</text:p>
      <text:p text:style-name="P1"><text:s text:c="6"/>when DAOK =&gt; prox_std &lt;= REP;</text:p>
      <text:p text:style-name="P1"><text:s text:c="4"/>end case;</text:p>
      <text:p text:style-name="P1"><text:s text:c="2"/>end process;</text:p>
      <text:p text:style-name="P1"/>
      <text:p text:style-name="P1"><text:s text:c="2"/>process (CLK, RST) is</text:p>
      <text:p text:style-name="P1"><text:s text:c="2"/>begin <text:s/>-- process</text:p>
      <text:p text:style-name="P1"><text:s text:c="4"/>if RST = '1' then <text:s text:c="18"/></text:p>
      <text:p text:style-name="P1"><text:soft-page-break/><text:s text:c="6"/>std_act &lt;= REP;</text:p>
      <text:p text:style-name="P1"><text:s text:c="4"/>elsif CLK'event and CLK = '1' then <text:s/></text:p>
      <text:p text:style-name="P1"><text:s text:c="6"/>std_act &lt;= prox_std;</text:p>
      <text:p text:style-name="P1"><text:s text:c="4"/>end if;</text:p>
      <text:p text:style-name="P1"><text:s text:c="2"/>end process;</text:p>
      <text:p text:style-name="P1"/>
      <text:p text:style-name="P1"><text:s text:c="2"/>DATO_OK &lt;= '1' when std_act = DAOK else '0';</text:p>
      <text:p text:style-name="P1"/>
      <text:p text:style-name="P1"><text:s text:c="2"/>process (CLK, RST) is</text:p>
      <text:p text:style-name="P1"><text:s text:c="2"/>begin <text:s/>-- process</text:p>
      <text:p text:style-name="P1"><text:s text:c="4"/>if RST = '1' then <text:s text:c="17"/></text:p>
      <text:p text:style-name="P1"><text:s text:c="6"/>Salida_BD_ANT &lt;= (others =&gt; '0');</text:p>
      <text:p text:style-name="P1"><text:s text:c="4"/>elsif CLK'event and CLK = '1' then </text:p>
      <text:p text:style-name="P1"><text:tab/> <text:s/>if cnt=2 then</text:p>
      <text:p text:style-name="P1"><text:s text:c="6"/>Salida_BD_ANT &lt;= Salida_BD;</text:p>
      <text:p text:style-name="P1"><text:tab/><text:tab/>end if;</text:p>
      <text:p text:style-name="P1"><text:s text:c="4"/>end if;</text:p>
      <text:p text:style-name="P1"><text:s text:c="2"/>end process;</text:p>
      <text:p text:style-name="P1"><text:s text:c="2"/></text:p>
      <text:p text:style-name="P1">end rtl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dro Barquin Ayuso</meta:initial-creator>
    <meta:creation-date>2015-04-25T20:52:30.35</meta:creation-date>
    <dc:date>2015-04-28T19:13:18.87</dc:date>
    <dc:creator>Pedro Barquin Ayuso</dc:creator>
    <meta:editing-duration>PT2M45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3" meta:paragraph-count="111" meta:word-count="444" meta:character-count="3105"/>
  </office:meta>
</office:document-meta>
</file>